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2acc" officeooo:paragraph-rsid="00082acc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82acc" officeooo:paragraph-rsid="00082ac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9e3b9" officeooo:paragraph-rsid="0009e3b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9e3b9" officeooo:paragraph-rsid="000a2bc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9e3b9" officeooo:paragraph-rsid="0009e3b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9e3b9" officeooo:paragraph-rsid="000a2bc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a2bc1" officeooo:paragraph-rsid="000a2bc1" style:font-weight-asian="normal" style:font-weight-complex="normal"/>
    </style:style>
    <style:style style:name="P8" style:family="paragraph" style:parent-style-name="Standard">
      <style:text-properties officeooo:rsid="000b779e" officeooo:paragraph-rsid="000b779e"/>
    </style:style>
    <style:style style:name="T1" style:family="text">
      <style:text-properties officeooo:rsid="000a2bc1"/>
    </style:style>
    <style:style style:name="T2" style:family="text">
      <style:text-properties officeooo:rsid="000b779e"/>
    </style:style>
    <style:style style:name="T3" style:family="text">
      <style:text-properties officeooo:rsid="000da0c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oratorio nº1</text:p>
      <text:p text:style-name="P1"/>
      <text:p text:style-name="P8">Integrantes:</text:p>
      <text:p text:style-name="P8"/>
      <text:p text:style-name="P8">Aguilar Rosa, Kelly Gabriela <text:tab/>AR13011</text:p>
      <text:p text:style-name="P8">Castro Bou, Rodrigo Alfonso <text:tab/>CB13014</text:p>
      <text:p text:style-name="P8"><text:span text:style-name="T3">García</text:span> Jacobo, Omar Alexander<text:tab/>GJ13003</text:p>
      <text:p text:style-name="P8">Herrera <text:span text:style-name="T3">Márquez</text:span>, Katya Yanira<text:tab/>HM13002</text:p>
      <text:p text:style-name="P8">Paiz Orellana, Geovanny Samuel<text:tab/>PO13001</text:p>
      <text:p text:style-name="P8"/>
      <text:p text:style-name="P8"/>
      <text:p text:style-name="P1">Método de análisis: Pruebas de Usuario </text:p>
      <text:p text:style-name="P2"/>
      <text:p text:style-name="P2">Evaluación de Usabilidad Expediente en Linea de la UES</text:p>
      <text:p text:style-name="P2"/>
      <text:p text:style-name="P3">Escenario: Inscribir Materias </text:p>
      <text:p text:style-name="P5"/>
      <text:p text:style-name="P5">* Redundancia de datos con respecto a la carrera: <text:span text:style-name="T3">ya que en este y varios puntos se solicita este dato repetitivamente.</text:span></text:p>
      <text:p text:style-name="P5"/>
      <text:p text:style-name="P5">* Clicks innecesarios para seleccionar la carrera</text:p>
      <text:p text:style-name="P5"/>
      <text:p text:style-name="P5">* Poca claridad entre los grupos teóricos y grupos de discusiones/laboratorios: <text:span text:style-name="T3">ya que hay una mezcla de grupos de laboratorios, teoricos, discusiones, y es necesario inscribir un teorico antes que los demas grupos </text:span></text:p>
      <text:p text:style-name="P5"/>
      <text:p text:style-name="P3">Escenario: Consultar Notas</text:p>
      <text:p text:style-name="P5"/>
      <text:p text:style-name="P5">* Redundancia de datos con respecto a la carrera: <text:span text:style-name="T3">como en el punto anterior este dato puede recogerse en pasos previos y tomarse de referencia para mostrar las vistas y datos .</text:span></text:p>
      <text:p text:style-name="P5"/>
      <text:p text:style-name="P3">Escenario: Consulta de Horarios</text:p>
      <text:p text:style-name="P5"/>
      <text:p text:style-name="P5">* Perdida de menú de opciones al ingresar a “Horarios”.</text:p>
      <text:p text:style-name="P5"/>
      <text:p text:style-name="P3">Escenario: Imprimir comprobante de Inscripción</text:p>
      <text:p text:style-name="P5"/>
      <text:p text:style-name="P5">* Duplicidad de opción innecesaria para realizar la impresión</text:p>
      <text:p text:style-name="P5"/>
      <text:p text:style-name="P4">Escenario: Consulta de <text:span text:style-name="T1">Pensum</text:span></text:p>
      <text:p text:style-name="P6"/>
      <text:p text:style-name="P6">* Perdida de menú de opciones al ingresar a “<text:span text:style-name="T1">Pensum</text:span>”.</text:p>
      <text:p text:style-name="P6"/>
      <text:p text:style-name="P6">* <text:span text:style-name="T2">No muestra las relaciones entre materias al seleccionar una. </text:span></text:p>
      <text:p text:style-name="P5"/>
      <text:p text:style-name="P7">El sitio no es adaptable a los diferentes dispositivos. 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16:56:49.989000000</meta:creation-date>
    <dc:date>2017-08-15T17:32:49.284000000</dc:date>
    <meta:editing-duration>PT23M58S</meta:editing-duration>
    <meta:editing-cycles>4</meta:editing-cycles>
    <meta:generator>LibreOffice/5.3.0.3$Windows_x86 LibreOffice_project/7074905676c47b82bbcfbea1aeefc84afe1c50e1</meta:generator>
    <meta:document-statistic meta:table-count="0" meta:image-count="0" meta:object-count="0" meta:page-count="1" meta:paragraph-count="23" meta:word-count="203" meta:character-count="1314" meta:non-whitespace-character-count="1127"/>
  </office:meta>
</office:document-meta>
</file>